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8pt" style:font-size-asian="18pt" style:font-size-complex="18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5" style:parent-style-name="Normal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6" style:parent-style-name="Normal" style:family="paragraph">
      <style:paragraph-properties fo:margin-left="1in">
        <style:tab-stops/>
      </style:paragraph-properties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 fo:background-color="#FFFF00"/>
    </style:style>
    <style:style style:name="P20" style:parent-style-name="Normal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3" style:parent-style-name="ListParagraph" style:list-style-name="LFO1" style:family="paragraph">
      <style:text-properties fo:font-size="14pt" style:font-size-asian="14pt" style:font-size-complex="14pt"/>
    </style:style>
    <style:style style:name="P24" style:parent-style-name="ListParagraph" style:list-style-name="LFO1" style:family="paragraph">
      <style:text-properties fo:font-size="14pt" style:font-size-asian="14pt" style:font-size-complex="14pt"/>
    </style:style>
    <style:style style:name="P25" style:parent-style-name="ListParagraph" style:list-style-name="LFO1" style:family="paragraph">
      <style:text-properties fo:font-size="14pt" style:font-size-asian="14pt" style:font-size-complex="14pt"/>
    </style:style>
    <style:style style:name="P26" style:parent-style-name="ListParagraph" style:list-style-name="LFO1" style:family="paragraph">
      <style:text-properties fo:font-size="14pt" style:font-size-asian="14pt" style:font-size-complex="14pt"/>
    </style:style>
    <style:style style:name="P27" style:parent-style-name="ListParagraph" style:list-style-name="LFO1" style:family="paragraph">
      <style:text-properties fo:font-size="14pt" style:font-size-asian="14pt" style:font-size-complex="14pt"/>
    </style:style>
    <style:style style:name="P28" style:parent-style-name="ListParagraph" style:list-style-name="LFO1" style:family="paragraph">
      <style:text-properties fo:font-size="14pt" style:font-size-asian="14pt" style:font-size-complex="14pt"/>
    </style:style>
    <style:style style:name="P29" style:parent-style-name="ListParagraph" style:list-style-name="LFO1" style:family="paragraph">
      <style:text-properties fo:font-size="14pt" style:font-size-asian="14pt" style:font-size-complex="14pt"/>
    </style:style>
    <style:style style:name="P30" style:parent-style-name="ListParagraph" style:list-style-name="LFO1" style:family="paragraph">
      <style:text-properties fo:font-size="14pt" style:font-size-asian="14pt" style:font-size-complex="14pt"/>
    </style:style>
    <style:style style:name="P31" style:parent-style-name="ListParagraph" style:list-style-name="LFO1" style:family="paragraph">
      <style:text-properties fo:font-size="14pt" style:font-size-asian="14pt" style:font-size-complex="14pt"/>
    </style:style>
    <style:style style:name="P32" style:parent-style-name="ListParagraph" style:list-style-name="LFO1" style:family="paragraph">
      <style:text-properties fo:font-size="14pt" style:font-size-asian="14pt" style:font-size-complex="14pt"/>
    </style:style>
    <style:style style:name="P33" style:parent-style-name="ListParagraph" style:list-style-name="LFO1" style:family="paragraph">
      <style:text-properties fo:font-size="14pt" style:font-size-asian="14pt" style:font-size-complex="14pt"/>
    </style:style>
    <style:style style:name="P34" style:parent-style-name="ListParagraph" style:list-style-name="LFO1" style:family="paragraph">
      <style:text-properties fo:font-size="14pt" style:font-size-asian="14pt" style:font-size-complex="14pt"/>
    </style:style>
    <style:style style:name="P35" style:parent-style-name="ListParagraph" style:list-style-name="LFO1" style:family="paragraph">
      <style:text-properties fo:font-size="14pt" style:font-size-asian="14pt" style:font-size-complex="14pt"/>
    </style:style>
    <style:style style:name="P36" style:parent-style-name="ListParagraph" style:list-style-name="LFO1" style:family="paragraph">
      <style:text-properties fo:font-size="14pt" style:font-size-asian="14pt" style:font-size-complex="14pt"/>
    </style:style>
    <style:style style:name="P37" style:parent-style-name="ListParagraph" style:list-style-name="LFO1" style:family="paragraph">
      <style:text-properties fo:font-size="14pt" style:font-size-asian="14pt" style:font-size-complex="14pt"/>
    </style:style>
    <style:style style:name="P3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9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4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" style:parent-style-name="Normal" style:family="paragraph">
      <style:paragraph-properties fo:margin-left="0.5in">
        <style:tab-stops/>
      </style:paragraph-properties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 fo:background-color="#FFFF00"/>
    </style:style>
    <style:style style:name="P4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9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5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4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5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5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0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6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6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69" style:parent-style-name="Normal" style:family="paragraph">
      <style:paragraph-properties fo:margin-left="0.5in">
        <style:tab-stops/>
      </style:paragraph-properties>
    </style:style>
    <style:style style:name="T70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Terms and Conditions</text:p>
      <text:p text:style-name="P2"/>
      <text:p text:style-name="P3">1. Introduction</text:p>
      <text:p text:style-name="P4">Welcome to UniMarket! These terms and conditions govern your use of our platform, allowing university students to buy and sell various second-hand products. By using our services, you agree to<text:s/>abide by these terms. If you disagree with any part of these terms, you may not use our platform.</text:p>
      <text:p text:style-name="P5"/>
      <text:p text:style-name="P6">2. Registration</text:p>
      <text:p text:style-name="P7">2.1. To use our platform, you must register an account and provide accurate student username of your university, accurate information.</text:p>
      <text:p text:style-name="P8">2.2. You are solely responsible for maintaining the confidentiality of your account and password. Any activity occurring under your account is your responsibility.</text:p>
      <text:p text:style-name="P9"/>
      <text:p text:style-name="P10">3. Listing and Selling</text:p>
      <text:p text:style-name="P11">3.1. You may list items for sale on our platform, provided that the items comply with our policies.</text:p>
      <text:p text:style-name="P12">3.2. You agree to accurately describe the items listed and to promptly fulfill any obligations arising from the sale.</text:p>
      <text:p text:style-name="P13">3.3. You must have legal ownership or the right to sell any items listed on our platform.</text:p>
      <text:p text:style-name="P14">3.4. Links in a description are only allowed for the following:</text:p>
      <text:p text:style-name="P15">•<text:tab/>Product videos</text:p>
      <text:p text:style-name="P16"><text:span text:style-name="T17">•</text:span><text:span text:style-name="T18"><text:tab/></text:span><text:span text:style-name="T19">Freight shipping services approved by UniMarket</text:span></text:p>
      <text:p text:style-name="P20">•<text:tab/>Legally required information</text:p>
      <text:soft-page-break/>
      <text:p text:style-name="P21">3.5. Videos can't violate any<text:s/>our<text:s/>policy, such as adult content or offers to buy or sell outside of<text:s/>UniMarket, and<text:s/>must be specific to the listing, such as a product review, demonstration or installation<text:s/>video.</text:p>
      <text:p text:style-name="P22">3.6. Prohibited items:</text:p>
      <text:list text:style-name="LFO1" text:continue-numbering="true">
        <text:list-item>
          <text:p text:style-name="P23">Airsoft, air rifle &amp; BB guns, weapons<text:s/></text:p>
        </text:list-item>
        <text:list-item>
          <text:p text:style-name="P24">Alcohol, drugs,<text:s/>vapes, cigarettes.</text:p>
        </text:list-item>
        <text:list-item>
          <text:p text:style-name="P25">Counterfeit items</text:p>
        </text:list-item>
        <text:list-item>
          <text:p text:style-name="P26">Embargoed goods</text:p>
        </text:list-item>
        <text:list-item>
          <text:p text:style-name="P27">Encouraging illegal activity</text:p>
        </text:list-item>
        <text:list-item>
          <text:p text:style-name="P28">Fertilizers and pesticides</text:p>
        </text:list-item>
        <text:list-item>
          <text:p text:style-name="P29">Firearms</text:p>
        </text:list-item>
        <text:list-item>
          <text:p text:style-name="P30">Hazardous materials</text:p>
        </text:list-item>
        <text:list-item>
          <text:p text:style-name="P31">Human body parts</text:p>
        </text:list-item>
        <text:list-item>
          <text:p text:style-name="P32">Illegal explicit content</text:p>
        </text:list-item>
        <text:list-item>
          <text:p text:style-name="P33">Live animals</text:p>
        </text:list-item>
        <text:list-item>
          <text:p text:style-name="P34">Lottery tickets</text:p>
        </text:list-item>
        <text:list-item>
          <text:p text:style-name="P35">Military items</text:p>
        </text:list-item>
        <text:list-item>
          <text:p text:style-name="P36">Prohibited adult<text:s/>items.</text:p>
        </text:list-item>
        <text:list-item>
          <text:p text:style-name="P37">Replica coins and currency</text:p>
        </text:list-item>
      </text:list>
      <text:p text:style-name="P38"/>
      <text:p text:style-name="P39">4. Buying</text:p>
      <text:p text:style-name="P40">4.1. When purchasing items, ensure that you<text:s/>carefully review the item description and any associated terms before making a purchase.</text:p>
      <text:p text:style-name="P41">4.2. You agree to pay the listed price along.</text:p>
      <text:p text:style-name="P42">4.3. You're not required to agree to any extras or changes from the terms of your listing. If the seller is making unreasonable demands not a part of the original listing,<text:s/><text:bookmark-start text:name="_Hlk162812207"/>please report such<text:s/>behavior<text:s/>for your protection or directly contact us.<text:bookmark-end text:name="_Hlk162812207"/></text:p>
      <text:p text:style-name="P43">4.4. If a buyer is making demands that are not a part of your original listing, the seller will be protected from negative Feedback and defects when you either deliver the item purchased by the buyer according to<text:s/><text:soft-page-break/>the original terms of your<text:s/>listing or<text:s/>cancel the transaction. Please report such behavior for your protection or directly contact us.</text:p>
      <text:p text:style-name="P44"><text:span text:style-name="T45">4.5. If the buyer does not pay for the purchase, the buyer will be banned from our platform.<text:s/></text:span><text:span text:style-name="T46">The same goes for the seller if repeated misbehavior is observed.</text:span></text:p>
      <text:p text:style-name="P47">4.6. The Transaction process is based on Cash on Delivery<text:s/>or Direct bank transfer Face-to-Face.</text:p>
      <text:p text:style-name="P48"/>
      <text:p text:style-name="P49">5. Conduct</text:p>
      <text:p text:style-name="P50">5.1. You agree not to use our platform for any unlawful or<text:s/>prohibited purpose.</text:p>
      <text:p text:style-name="P51">5.2. Respect other users and refrain from engaging in abusive, harassing, or disruptive behavior.</text:p>
      <text:p text:style-name="P52">5.3. Do not engage in fraudulent activities, including misrepresentation of items or payment information.</text:p>
      <text:p text:style-name="P53"/>
      <text:p text:style-name="P54">6. Content</text:p>
      <text:p text:style-name="P55">6.1. By using our platform, you grant us a non-exclusive, transferable, sub-licensable, royalty-free license to use, modify, adapt, publish, translate, and distribute any content you provide.</text:p>
      <text:p text:style-name="P56">6.2. You agree not to upload, post, or transmit any content that violates the rights of others, including intellectual property rights or privacy rights.</text:p>
      <text:p text:style-name="P57">6.3. You can<text:s/>promote or advertise products that are<text:s/>being sold on UniMarket in your community content.</text:p>
      <text:p text:style-name="P58">6.4. You can report violations by selecting the Report Button. Keep in mind that it's not against our policy to include profanity that's part of a product (a CD or DVD, for example).</text:p>
      <text:p text:style-name="P59"/>
      <text:soft-page-break/>
      <text:p text:style-name="P60">7. Dispute Resolution</text:p>
      <text:p text:style-name="P61">7.1. In the event of any disputes between users, we encourage you to resolve the matter amicably.</text:p>
      <text:p text:style-name="P62">7.2. If a resolution cannot be reached, we may, at our discretion, provide mediation or arbitration services.</text:p>
      <text:p text:style-name="P63"/>
      <text:p text:style-name="P64">8. Limitation of Liability</text:p>
      <text:p text:style-name="P65">8.1. We are not liable for any direct, indirect, incidental, special, consequential, or punitive damages arising out of your use of our platform.</text:p>
      <text:p text:style-name="P66">8.2. We do not guarantee the accuracy, reliability, or completeness of any content or information provided on our platform.</text:p>
      <text:p text:style-name="P67"/>
      <text:p text:style-name="P68">9. Modification of Terms</text:p>
      <text:p text:style-name="P69"><text:span text:style-name="T70">9.1. We reserve the right to modify or update these terms and conditions at any time without prior noti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mima George</meta:initial-creator>
    <dc:creator>Hrithik Chandra</dc:creator>
    <meta:creation-date>2024-03-31T18:35:00Z</meta:creation-date>
    <dc:date>2024-04-08T22:16:00Z</dc:date>
    <meta:template xlink:href="Normal.dotm" xlink:type="simple"/>
    <meta:editing-cycles>4</meta:editing-cycles>
    <meta:editing-duration>PT4260S</meta:editing-duration>
    <meta:document-statistic meta:page-count="4" meta:paragraph-count="8" meta:word-count="647" meta:character-count="4332" meta:row-count="30" meta:non-whitespace-character-count="3693"/>
  </office:meta>
</office:document-meta>
</file>